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style:text-autospace="none" style:vertical-align="auto" fo:margin-bottom="0in" fo:line-height="100%"/>
      <style:text-properties style:font-name="Consolas" style:font-name-complex="Consolas" fo:font-weight="bold" style:font-weight-asian="bold" fo:color="#000000" fo:font-size="14pt" style:font-size-asian="14pt" style:font-size-complex="14pt" fo:hyphenate="true"/>
    </style:style>
    <style:style style:name="P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weight="bold" style:font-weight-asian="bold" fo:color="#000000" fo:font-size="12pt" style:font-size-asian="12pt" style:font-size-complex="12pt" fo:hyphenate="true"/>
    </style:style>
    <style:style style:name="P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6" style:parent-style-name="Normal" style:family="paragraph">
      <style:paragraph-properties style:text-autospace="none" fo:margin-bottom="0in" fo:line-height="100%"/>
    </style:style>
    <style:style style:name="T1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9" style:parent-style-name="Normal" style:family="paragraph">
      <style:paragraph-properties style:text-autospace="none" fo:margin-bottom="0in" fo:line-height="100%"/>
    </style:style>
    <style:style style:name="T2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2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5" style:parent-style-name="Normal" style:family="paragraph">
      <style:paragraph-properties style:text-autospace="none" fo:margin-bottom="0in" fo:line-height="100%"/>
    </style:style>
    <style:style style:name="T2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2" style:parent-style-name="Normal" style:family="paragraph">
      <style:paragraph-properties style:text-autospace="none" fo:margin-bottom="0in" fo:line-height="100%"/>
    </style:style>
    <style:style style:name="T3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3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40" style:parent-style-name="Normal" style:family="paragraph">
      <style:paragraph-properties style:text-autospace="none" fo:margin-bottom="0in" fo:line-height="100%"/>
    </style:style>
    <style:style style:name="T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49" style:parent-style-name="Normal" style:family="paragraph">
      <style:paragraph-properties style:text-autospace="none" fo:margin-bottom="0in" fo:line-height="100%"/>
    </style:style>
    <style:style style:name="T5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T5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5" style:parent-style-name="Normal" style:family="paragraph">
      <style:paragraph-properties style:text-autospace="none" fo:margin-bottom="0in" fo:line-height="100%"/>
    </style:style>
    <style:style style:name="T5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6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6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63" style:parent-style-name="Normal" style:family="paragraph">
      <style:paragraph-properties style:text-autospace="none" fo:margin-bottom="0in" fo:line-height="100%"/>
    </style:style>
    <style:style style:name="T6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7" style:parent-style-name="Normal" style:family="paragraph">
      <style:paragraph-properties style:text-autospace="none" fo:margin-bottom="0in" fo:line-height="100%"/>
    </style:style>
    <style:style style:name="T6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7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72" style:parent-style-name="Normal" style:family="paragraph">
      <style:paragraph-properties style:text-autospace="none" fo:margin-bottom="0in" fo:line-height="100%"/>
    </style:style>
    <style:style style:name="T7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7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83" style:parent-style-name="Normal" style:family="paragraph">
      <style:paragraph-properties style:text-autospace="none" fo:margin-bottom="0in" fo:line-height="100%"/>
    </style:style>
    <style:style style:name="T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7" style:parent-style-name="Normal" style:family="paragraph">
      <style:paragraph-properties style:text-autospace="none" fo:margin-bottom="0in" fo:line-height="100%"/>
    </style:style>
    <style:style style:name="T8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9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94" style:parent-style-name="Normal" style:family="paragraph">
      <style:paragraph-properties style:text-autospace="none" fo:margin-bottom="0in" fo:line-height="100%"/>
    </style:style>
    <style:style style:name="T9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03" style:parent-style-name="Normal" style:family="paragraph">
      <style:paragraph-properties style:text-autospace="none" fo:margin-bottom="0in" fo:line-height="100%"/>
    </style:style>
    <style:style style:name="T10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7" style:parent-style-name="Normal" style:family="paragraph">
      <style:paragraph-properties style:text-autospace="none" fo:margin-bottom="0in" fo:line-height="100%"/>
    </style:style>
    <style:style style:name="T10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14" style:parent-style-name="Normal" style:family="paragraph">
      <style:paragraph-properties style:text-autospace="none" fo:margin-bottom="0in" fo:line-height="100%"/>
    </style:style>
    <style:style style:name="T11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6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1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9" style:parent-style-name="Normal" style:family="paragraph">
      <style:paragraph-properties style:text-autospace="none" fo:margin-bottom="0in" fo:line-height="100%"/>
    </style:style>
    <style:style style:name="T12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P12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23" style:parent-style-name="Normal" style:family="paragraph">
      <style:paragraph-properties style:text-autospace="none" fo:margin-bottom="0in" fo:line-height="100%"/>
    </style:style>
    <style:style style:name="T12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2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7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2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30" style:parent-style-name="Normal" style:family="paragraph">
      <style:paragraph-properties style:text-autospace="none" fo:margin-bottom="0in" fo:line-height="100%"/>
    </style:style>
    <style:style style:name="T13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T13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6" style:parent-style-name="Normal" style:family="paragraph">
      <style:paragraph-properties style:text-autospace="none" fo:margin-bottom="0in" fo:line-height="100%"/>
    </style:style>
    <style:style style:name="T13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14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44" style:parent-style-name="Normal" style:family="paragraph">
      <style:paragraph-properties style:text-autospace="none" fo:margin-bottom="0in" fo:line-height="100%"/>
    </style:style>
    <style:style style:name="T14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4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4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4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50" style:parent-style-name="Normal" style:family="paragraph">
      <style:paragraph-properties style:text-autospace="none" fo:margin-bottom="0in" fo:line-height="100%"/>
    </style:style>
    <style:style style:name="T15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5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5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57" style:parent-style-name="Normal" style:family="paragraph">
      <style:paragraph-properties style:text-autospace="none" fo:margin-bottom="0in" fo:line-height="100%"/>
    </style:style>
    <style:style style:name="T15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6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6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63" style:parent-style-name="Normal" style:family="paragraph">
      <style:paragraph-properties style:text-autospace="none" fo:margin-bottom="0in" fo:line-height="100%"/>
    </style:style>
    <style:style style:name="T16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7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72" style:parent-style-name="Normal" style:family="paragraph">
      <style:paragraph-properties style:text-autospace="none" fo:margin-bottom="0in" fo:line-height="100%"/>
    </style:style>
    <style:style style:name="T17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76" style:parent-style-name="Normal" style:family="paragraph">
      <style:paragraph-properties style:text-autospace="none" fo:margin-bottom="0in" fo:line-height="100%"/>
    </style:style>
    <style:style style:name="T17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8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80" style:parent-style-name="Normal" style:family="paragraph">
      <style:paragraph-properties style:text-autospace="none" fo:margin-bottom="0in" fo:line-height="100%"/>
    </style:style>
    <style:style style:name="T18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8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T18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8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87" style:parent-style-name="Normal" style:family="paragraph">
      <style:paragraph-properties style:text-autospace="none" fo:margin-bottom="0in" fo:line-height="100%"/>
    </style:style>
    <style:style style:name="T18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9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9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19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95" style:parent-style-name="Normal" style:family="paragraph">
      <style:paragraph-properties style:text-autospace="none" fo:margin-bottom="0in" fo:line-height="100%"/>
    </style:style>
    <style:style style:name="T19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9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9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00" style:parent-style-name="Normal" style:family="paragraph">
      <style:paragraph-properties style:text-autospace="none" fo:margin-bottom="0in" fo:line-height="100%"/>
    </style:style>
    <style:style style:name="T20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0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0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0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0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0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07" style:parent-style-name="Normal" style:family="paragraph">
      <style:paragraph-properties style:text-autospace="none" fo:margin-bottom="0in" fo:line-height="100%"/>
    </style:style>
    <style:style style:name="T20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0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1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1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13" style:parent-style-name="Normal" style:family="paragraph">
      <style:paragraph-properties style:text-autospace="none" fo:margin-bottom="0in" fo:line-height="100%"/>
    </style:style>
    <style:style style:name="T21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1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1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2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2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22" style:parent-style-name="Normal" style:family="paragraph">
      <style:paragraph-properties style:text-autospace="none" fo:margin-bottom="0in" fo:line-height="100%"/>
    </style:style>
    <style:style style:name="T22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2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2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2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2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28" style:parent-style-name="Normal" style:family="paragraph">
      <style:paragraph-properties style:text-autospace="none" fo:margin-bottom="0in" fo:line-height="100%"/>
    </style:style>
    <style:style style:name="T22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3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3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3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3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3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3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3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37" style:parent-style-name="Normal" style:family="paragraph">
      <style:paragraph-properties style:text-autospace="none" fo:margin-bottom="0in" fo:line-height="100%"/>
    </style:style>
    <style:style style:name="T23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3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4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41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24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4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T24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45" style:parent-style-name="Normal" style:family="paragraph">
      <style:paragraph-properties style:text-autospace="none" fo:margin-bottom="0in" fo:line-height="100%"/>
    </style:style>
    <style:style style:name="T24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4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4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4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25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51" style:parent-style-name="Normal" style:family="paragraph">
      <style:paragraph-properties style:text-autospace="none" fo:margin-bottom="0in" fo:line-height="100%"/>
    </style:style>
    <style:style style:name="T25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5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5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5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5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5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5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5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60" style:parent-style-name="Normal" style:family="paragraph">
      <style:paragraph-properties style:text-autospace="none" fo:margin-bottom="0in" fo:line-height="100%"/>
    </style:style>
    <style:style style:name="T26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6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6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64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26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66" style:parent-style-name="Normal" style:family="paragraph">
      <style:paragraph-properties style:text-autospace="none" fo:margin-bottom="0in" fo:line-height="100%"/>
    </style:style>
    <style:style style:name="T26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6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6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7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7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7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7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7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75" style:parent-style-name="Normal" style:family="paragraph">
      <style:paragraph-properties style:text-autospace="none" fo:margin-bottom="0in" fo:line-height="100%"/>
    </style:style>
    <style:style style:name="T27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7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7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79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28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81" style:parent-style-name="Normal" style:family="paragraph">
      <style:paragraph-properties style:text-autospace="none" fo:margin-bottom="0in" fo:line-height="100%"/>
    </style:style>
    <style:style style:name="T28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8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85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28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87" style:parent-style-name="Normal" style:family="paragraph">
      <style:paragraph-properties style:text-autospace="none" fo:margin-bottom="0in" fo:line-height="100%"/>
    </style:style>
    <style:style style:name="T28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8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9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9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92" style:parent-style-name="Normal" style:family="paragraph">
      <style:paragraph-properties style:text-autospace="none" fo:margin-bottom="0in" fo:line-height="100%"/>
    </style:style>
    <style:style style:name="T29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9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9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9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9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9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9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00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30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02" style:parent-style-name="Normal" style:family="paragraph">
      <style:paragraph-properties style:text-autospace="none" fo:margin-bottom="0in" fo:line-height="100%"/>
    </style:style>
    <style:style style:name="T30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0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0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0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0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0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0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10" style:parent-style-name="Normal" style:family="paragraph">
      <style:paragraph-properties style:text-autospace="none" fo:margin-bottom="0in" fo:line-height="100%"/>
    </style:style>
    <style:style style:name="T31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1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1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1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1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1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1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1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19" style:parent-style-name="Normal" style:family="paragraph">
      <style:paragraph-properties style:text-autospace="none" fo:margin-bottom="0in" fo:line-height="100%"/>
    </style:style>
    <style:style style:name="T32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2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2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23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32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25" style:parent-style-name="Normal" style:family="paragraph">
      <style:paragraph-properties style:text-autospace="none" fo:margin-bottom="0in" fo:line-height="100%"/>
    </style:style>
    <style:style style:name="T32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2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2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29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33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31" style:parent-style-name="Normal" style:family="paragraph">
      <style:paragraph-properties style:text-autospace="none" fo:margin-bottom="0in" fo:line-height="100%"/>
    </style:style>
    <style:style style:name="T33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3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3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35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33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3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338" style:parent-style-name="Normal" style:family="paragraph">
      <style:paragraph-properties style:text-autospace="none" fo:margin-bottom="0in" fo:line-height="100%"/>
    </style:style>
    <style:style style:name="T33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4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4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343" style:parent-style-name="Normal" style:family="paragraph">
      <style:text-properties style:font-name="Consolas" style:font-name-complex="Consolas" fo:color="#000000" fo:font-size="9.5pt" style:font-size-asian="9.5pt" style:font-size-complex="9.5pt" fo:background-color="#FFFFFF"/>
    </style:style>
    <style:style style:name="T34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45" style:parent-style-name="Normal" style:family="paragraph">
      <style:text-properties fo:hyphenate="true"/>
    </style:style>
  </office:automatic-styles>
  <office:body>
    <office:text text:use-soft-page-breaks="true">
      <text:p text:style-name="P1">Structural Patterns</text:p>
      <text:p text:style-name="P3">Structural patterns are concerned with how classes and objects are composed to form larger structures.</text:p>
      <text:p text:style-name="P4"/>
      <text:p text:style-name="P5">Decorator Pattern</text:p>
      <text:p text:style-name="P6"><text:span text:style-name="T7">Decorator pattern a</text:span><text:span text:style-name="T8">ttach</text:span><text:span text:style-name="T9">es</text:span><text:span text:style-name="T10"><text:s/>additional behavior without inheritance</text:span><text:span text:style-name="T11">.</text:span><text:span text:style-name="T12"><text:line-break/></text:span></text:p>
      <text:p text:style-name="P13"><text:span text:style-name="T14">namespace</text:span><text:span text:style-name="T15"><text:s/>DecoratorPattern</text:span></text:p>
      <text:p text:style-name="P16"><text:span text:style-name="T17">{</text:span></text:p>
      <text:p text:style-name="P18"/>
      <text:p text:style-name="P19"><text:span text:style-name="T20"><text:s text:c="4"/></text:span><text:span text:style-name="T21">interface</text:span><text:span text:style-name="T22"><text:s/></text:span><text:span text:style-name="T23">IEmail</text:span></text:p>
      <text:p text:style-name="P24"><text:s text:c="4"/>{</text:p>
      <text:p text:style-name="P25"><text:span text:style-name="T26"><text:s text:c="8"/></text:span><text:span text:style-name="T27">string</text:span><text:span text:style-name="T28"><text:s/>Write(</text:span><text:span text:style-name="T29">string</text:span><text:span text:style-name="T30"><text:s/>message);</text:span></text:p>
      <text:p text:style-name="Normal"><text:span text:style-name="T31"><text:s text:c="4"/>}</text:span></text:p>
      <text:p text:style-name="P32"><text:span text:style-name="T33"><text:s text:c="4"/></text:span><text:span text:style-name="T34">class</text:span><text:span text:style-name="T35"><text:s/></text:span><text:span text:style-name="T36">Email</text:span><text:span text:style-name="T37"><text:s/>:<text:s/></text:span><text:span text:style-name="T38">IEmail</text:span></text:p>
      <text:p text:style-name="P39"><text:s text:c="4"/>{</text:p>
      <text:p text:style-name="P40"><text:span text:style-name="T41"><text:s text:c="8"/></text:span><text:span text:style-name="T42">public</text:span><text:span text:style-name="T43"><text:s/></text:span><text:span text:style-name="T44">string</text:span><text:span text:style-name="T45"><text:s/>Write(</text:span><text:span text:style-name="T46">string</text:span><text:span text:style-name="T47"><text:s/>message)</text:span></text:p>
      <text:p text:style-name="P48"><text:s text:c="8"/>{</text:p>
      <text:p text:style-name="P49"><text:span text:style-name="T50"><text:s text:c="12"/></text:span><text:span text:style-name="T51">return</text:span><text:span text:style-name="T52"><text:s/>message;</text:span></text:p>
      <text:p text:style-name="P53"><text:s text:c="8"/>}</text:p>
      <text:p text:style-name="Normal"><text:span text:style-name="T54"><text:s text:c="4"/>}</text:span></text:p>
      <text:p text:style-name="P55"><text:span text:style-name="T56"><text:s text:c="4"/></text:span><text:span text:style-name="T57">class</text:span><text:span text:style-name="T58"><text:s/></text:span><text:span text:style-name="T59">EmailWithAddressing</text:span><text:span text:style-name="T60"><text:s/>:<text:s/></text:span><text:span text:style-name="T61">IEmail</text:span></text:p>
      <text:p text:style-name="P62"><text:s text:c="4"/>{</text:p>
      <text:p text:style-name="P63"><text:span text:style-name="T64"><text:s text:c="8"/></text:span><text:span text:style-name="T65">IEmail</text:span><text:span text:style-name="T66"><text:s/>email;</text:span></text:p>
      <text:p text:style-name="P67"><text:span text:style-name="T68"><text:s text:c="8"/></text:span><text:span text:style-name="T69">string</text:span><text:span text:style-name="T70"><text:s/>recipient;</text:span></text:p>
      <text:p text:style-name="P71"/>
      <text:p text:style-name="P72"><text:span text:style-name="T73"><text:s text:c="8"/></text:span><text:span text:style-name="T74">public</text:span><text:span text:style-name="T75"><text:s/>EmailWithAddressing(</text:span><text:span text:style-name="T76">IEmail</text:span><text:span text:style-name="T77"><text:s/>email,<text:s/></text:span><text:span text:style-name="T78">string</text:span><text:span text:style-name="T79"><text:s/>recipient =<text:s/></text:span><text:span text:style-name="T80">null</text:span><text:span text:style-name="T81">)</text:span></text:p>
      <text:p text:style-name="P82"><text:s text:c="8"/>{</text:p>
      <text:p text:style-name="P83"><text:span text:style-name="T84"><text:s text:c="12"/></text:span><text:span text:style-name="T85">this</text:span><text:span text:style-name="T86">.email = email;</text:span></text:p>
      <text:p text:style-name="P87"><text:span text:style-name="T88"><text:s text:c="12"/></text:span><text:span text:style-name="T89">this</text:span><text:span text:style-name="T90">.recipient =<text:s/></text:span><text:span text:style-name="T91">recipient;</text:span></text:p>
      <text:p text:style-name="P92"><text:s text:c="8"/>}</text:p>
      <text:p text:style-name="P93"/>
      <text:p text:style-name="P94"><text:span text:style-name="T95"><text:s text:c="8"/></text:span><text:span text:style-name="T96">public</text:span><text:span text:style-name="T97"><text:s/></text:span><text:span text:style-name="T98">string</text:span><text:span text:style-name="T99"><text:s/>Write(</text:span><text:span text:style-name="T100">string</text:span><text:span text:style-name="T101"><text:s/>message)</text:span></text:p>
      <text:p text:style-name="P102"><text:s text:c="8"/>{</text:p>
      <text:p text:style-name="P103"><text:span text:style-name="T104"><text:s text:c="12"/></text:span><text:span text:style-name="T105">string</text:span><text:span text:style-name="T106"><text:s/>resultMessage = email.Write(message);</text:span></text:p>
      <text:p text:style-name="P107"><text:span text:style-name="T108"><text:s text:c="12"/></text:span><text:span text:style-name="T109">if</text:span><text:span text:style-name="T110"><text:s/>(</text:span><text:span text:style-name="T111">String</text:span><text:span text:style-name="T112">.IsNullOrEmpty(recipient))</text:span></text:p>
      <text:p text:style-name="P113"><text:s text:c="12"/>{</text:p>
      <text:p text:style-name="P114"><text:span text:style-name="T115"><text:s text:c="16"/>resultMessage =<text:s/></text:span><text:span text:style-name="T116">"Dear Sir or Madam,\n"</text:span><text:span text:style-name="T117"><text:s/>+<text:s/></text:span><text:span text:style-name="T118">resultMessage;</text:span></text:p>
      <text:p text:style-name="P119"><text:span text:style-name="T120"><text:s text:c="12"/>}<text:s/></text:span><text:span text:style-name="T121">else</text:span></text:p>
      <text:p text:style-name="P122"><text:s text:c="12"/>{</text:p>
      <text:p text:style-name="P123"><text:span text:style-name="T124"><text:s text:c="16"/>resultMessage =<text:s/></text:span><text:span text:style-name="T125">String</text:span><text:span text:style-name="T126">.Format(</text:span><text:span text:style-name="T127">"Dear {0},\n"</text:span><text:span text:style-name="T128">, recipient) + resultMessage;</text:span></text:p>
      <text:p text:style-name="P129"><text:s text:c="12"/>}</text:p>
      <text:p text:style-name="P130"><text:span text:style-name="T131"><text:s text:c="12"/></text:span><text:span text:style-name="T132">return</text:span><text:span text:style-name="T133"><text:s/>resultMessage;</text:span></text:p>
      <text:p text:style-name="P134"><text:s text:c="8"/>}</text:p>
      <text:p text:style-name="Normal"><text:span text:style-name="T135"><text:s text:c="4"/>}</text:span></text:p>
      <text:p text:style-name="P136"><text:span text:style-name="T137"><text:s text:c="4"/></text:span><text:span text:style-name="T138">class</text:span><text:span text:style-name="T139"><text:s/></text:span><text:span text:style-name="T140">EmailWithSigning</text:span><text:span text:style-name="T141"><text:s/>:<text:s/></text:span><text:span text:style-name="T142">IEmail</text:span></text:p>
      <text:p text:style-name="P143"><text:s text:c="4"/>{</text:p>
      <text:p text:style-name="P144"><text:span text:style-name="T145"><text:s text:c="8"/></text:span><text:span text:style-name="T146">IEmai</text:span><text:span text:style-name="T147">l</text:span><text:span text:style-name="T148"><text:s/>email;</text:span></text:p>
      <text:p text:style-name="P149"/>
      <text:p text:style-name="P150"><text:span text:style-name="T151"><text:s text:c="8"/></text:span><text:span text:style-name="T152">public</text:span><text:span text:style-name="T153"><text:s/>EmailWithSigning(</text:span><text:span text:style-name="T154">IEmail</text:span><text:span text:style-name="T155"><text:s/>email)</text:span></text:p>
      <text:p text:style-name="P156"><text:s text:c="8"/>{</text:p>
      <text:p text:style-name="P157"><text:span text:style-name="T158"><text:s text:c="12"/></text:span><text:span text:style-name="T159">this</text:span><text:span text:style-name="T160">.email = email;</text:span></text:p>
      <text:p text:style-name="P161"><text:s text:c="8"/>}</text:p>
      <text:p text:style-name="P162"/>
      <text:p text:style-name="P163"><text:span text:style-name="T164"><text:s text:c="8"/></text:span><text:span text:style-name="T165">public</text:span><text:span text:style-name="T166"><text:s/></text:span><text:span text:style-name="T167">string</text:span><text:span text:style-name="T168"><text:s/>Write(</text:span><text:span text:style-name="T169">string</text:span><text:span text:style-name="T170"><text:s/>message)</text:span></text:p>
      <text:p text:style-name="P171"><text:s text:c="8"/>{</text:p>
      <text:p text:style-name="P172"><text:span text:style-name="T173"><text:s text:c="12"/></text:span><text:span text:style-name="T174">string</text:span><text:span text:style-name="T175"><text:s/>resultMessage = email.Write(message);</text:span></text:p>
      <text:p text:style-name="P176"><text:span text:style-name="T177"><text:s text:c="12"/>resultMessage +=<text:s/></text:span><text:span text:style-name="T178">"\nYours sincerely"</text:span><text:span text:style-name="T179">;</text:span></text:p>
      <text:p text:style-name="P180"><text:span text:style-name="T181"><text:s text:c="12"/></text:span><text:span text:style-name="T182">return</text:span><text:span text:style-name="T183"><text:s/>resultMessage;</text:span></text:p>
      <text:soft-page-break/>
      <text:p text:style-name="P184"><text:s text:c="8"/>}</text:p>
      <text:p text:style-name="Normal"><text:span text:style-name="T185"><text:s text:c="4"/>}</text:span></text:p>
      <text:p text:style-name="P186"/>
      <text:p text:style-name="P187"><text:span text:style-name="T188"><text:s text:c="4"/></text:span><text:span text:style-name="T189">class</text:span><text:span text:style-name="T190"><text:s/></text:span><text:span text:style-name="T191">EmailWithAttachment</text:span><text:span text:style-name="T192"><text:s/>:<text:s/></text:span><text:span text:style-name="T193">IEmail</text:span></text:p>
      <text:p text:style-name="P194"><text:s text:c="4"/>{</text:p>
      <text:p text:style-name="P195"><text:span text:style-name="T196"><text:s text:c="8"/></text:span><text:span text:style-name="T197">IEmail</text:span><text:span text:style-name="T198"><text:s/>email;</text:span></text:p>
      <text:p text:style-name="P199"/>
      <text:p text:style-name="P200"><text:span text:style-name="T201"><text:s text:c="8"/></text:span><text:span text:style-name="T202">public</text:span><text:span text:style-name="T203"><text:s/>EmailWithAttachment(</text:span><text:span text:style-name="T204">IEmail</text:span><text:span text:style-name="T205"><text:s/>email)</text:span></text:p>
      <text:p text:style-name="P206"><text:s text:c="8"/>{</text:p>
      <text:p text:style-name="P207"><text:span text:style-name="T208"><text:s text:c="12"/></text:span><text:span text:style-name="T209">this</text:span><text:span text:style-name="T210">.email = email;</text:span></text:p>
      <text:p text:style-name="P211"><text:s text:c="8"/>}</text:p>
      <text:p text:style-name="P212"/>
      <text:p text:style-name="P213"><text:span text:style-name="T214"><text:s text:c="8"/></text:span><text:span text:style-name="T215">public</text:span><text:span text:style-name="T216"><text:s/></text:span><text:span text:style-name="T217">string</text:span><text:span text:style-name="T218"><text:s/>Write(</text:span><text:span text:style-name="T219">string</text:span><text:span text:style-name="T220"><text:s/>message)</text:span></text:p>
      <text:p text:style-name="P221"><text:s text:c="8"/>{</text:p>
      <text:p text:style-name="P222"><text:span text:style-name="T223"><text:s text:c="12"/></text:span><text:span text:style-name="T224">return</text:span><text:span text:style-name="T225"><text:s/>email.Write(message);</text:span></text:p>
      <text:p text:style-name="P226"><text:s text:c="8"/>}</text:p>
      <text:p text:style-name="P227"/>
      <text:p text:style-name="P228"><text:span text:style-name="T229"><text:s text:c="8"/></text:span><text:span text:style-name="T230">public</text:span><text:span text:style-name="T231"><text:s/></text:span><text:span text:style-name="T232">string</text:span><text:span text:style-name="T233"><text:s/>AddAttachment(</text:span><text:span text:style-name="T234">string</text:span><text:span text:style-name="T235"><text:s/>attachment)</text:span></text:p>
      <text:p text:style-name="P236"><text:s text:c="8"/>{</text:p>
      <text:p text:style-name="P237"><text:span text:style-name="T238"><text:s text:c="12"/></text:span><text:span text:style-name="T239">return</text:span><text:span text:style-name="T240"><text:s/></text:span><text:span text:style-name="T241">"Added attachment: "</text:span><text:span text:style-name="T242"><text:s/>+ attachment;</text:span></text:p>
      <text:p text:style-name="P243"><text:s text:c="8"/>}</text:p>
      <text:p text:style-name="Normal"><text:span text:style-name="T244"><text:s text:c="4"/>}</text:span></text:p>
      <text:p text:style-name="P245"><text:span text:style-name="T246"><text:s text:c="4"/></text:span><text:span text:style-name="T247">class</text:span><text:span text:style-name="T248"><text:s/></text:span><text:span text:style-name="T249">Program</text:span></text:p>
      <text:p text:style-name="P250"><text:s text:c="4"/>{</text:p>
      <text:p text:style-name="P251"><text:span text:style-name="T252"><text:s text:c="8"/></text:span><text:span text:style-name="T253">static</text:span><text:span text:style-name="T254"><text:s/></text:span><text:span text:style-name="T255">void</text:span><text:span text:style-name="T256"><text:s/>Main(</text:span><text:span text:style-name="T257">string</text:span><text:span text:style-name="T258">[] args)</text:span></text:p>
      <text:p text:style-name="P259"><text:s text:c="8"/>{</text:p>
      <text:p text:style-name="P260"><text:span text:style-name="T261"><text:s text:c="12"/></text:span><text:span text:style-name="T262">Console</text:span><text:span text:style-name="T263">.WriteLine(</text:span><text:span text:style-name="T264">"Decorator Pattern\n"</text:span><text:span text:style-name="T265">);</text:span></text:p>
      <text:p text:style-name="P266"><text:span text:style-name="T267"><text:s text:c="12"/></text:span><text:span text:style-name="T268">IEmail</text:span><text:span text:style-name="T269"><text:s/>email =<text:s/></text:span><text:span text:style-name="T270">new</text:span><text:span text:style-name="T271"><text:s/></text:span><text:span text:style-name="T272">Email</text:span><text:span text:style-name="T273">();</text:span></text:p>
      <text:p text:style-name="P274"/>
      <text:p text:style-name="P275"><text:span text:style-name="T276"><text:s text:c="12"/></text:span><text:span text:style-name="T277">Console</text:span><text:span text:style-name="T278">.WriteLine(</text:span><text:span text:style-name="T279">"Basic Component:"</text:span><text:span text:style-name="T280">);</text:span></text:p>
      <text:p text:style-name="P281"><text:span text:style-name="T282"><text:s text:c="12"/></text:span><text:span text:style-name="T283">Console</text:span><text:span text:style-name="T284">.WriteLine(email.Write(</text:span><text:span text:style-name="T285">"How are you?"</text:span><text:span text:style-name="T286">));</text:span></text:p>
      <text:p text:style-name="P287"><text:span text:style-name="T288"><text:s text:c="12"/></text:span><text:span text:style-name="T289">Console</text:span><text:span text:style-name="T290">.WriteLine();</text:span></text:p>
      <text:p text:style-name="P291"/>
      <text:p text:style-name="P292"><text:span text:style-name="T293"><text:s text:c="12"/></text:span><text:span text:style-name="T294">EmailWithAddressing</text:span><text:span text:style-name="T295"><text:s/>addressedEmail =<text:s/></text:span><text:span text:style-name="T296">new</text:span><text:span text:style-name="T297"><text:s/></text:span><text:span text:style-name="T298">EmailWithAddressing</text:span><text:span text:style-name="T299">(email,<text:s/></text:span><text:span text:style-name="T300">"Bob"</text:span><text:span text:style-name="T301">);</text:span></text:p>
      <text:p text:style-name="P302"><text:span text:style-name="T303"><text:s text:c="12"/></text:span><text:span text:style-name="T304">EmailWithSigning</text:span><text:span text:style-name="T305"><text:s/>signedEmail =<text:s/></text:span><text:span text:style-name="T306">new</text:span><text:span text:style-name="T307"><text:s/></text:span><text:span text:style-name="T308">EmailWithSigning</text:span><text:span text:style-name="T309">(addressedEmail);</text:span></text:p>
      <text:p text:style-name="P310"><text:span text:style-name="T311"><text:s text:c="12"/></text:span><text:span text:style-name="T312">EmailWithAttachment</text:span><text:span text:style-name="T313"><text:s/>emailWithAttachment =</text:span><text:span text:style-name="T314"><text:s/></text:span><text:span text:style-name="T315">new</text:span><text:span text:style-name="T316"><text:s/></text:span><text:span text:style-name="T317">EmailWithAttachment</text:span><text:span text:style-name="T318">(signedEmail);</text:span></text:p>
      <text:p text:style-name="P319"><text:span text:style-name="T320"><text:s text:c="12"/></text:span><text:span text:style-name="T321">Console</text:span><text:span text:style-name="T322">.WriteLine(</text:span><text:span text:style-name="T323">"Decorated Component:"</text:span><text:span text:style-name="T324">);</text:span></text:p>
      <text:p text:style-name="P325"><text:span text:style-name="T326"><text:s text:c="12"/></text:span><text:span text:style-name="T327">Console</text:span><text:span text:style-name="T328">.WriteLine(emailWithAttachment.Write(</text:span><text:span text:style-name="T329">"How are you?"</text:span><text:span text:style-name="T330">));</text:span></text:p>
      <text:p text:style-name="P331"><text:span text:style-name="T332"><text:s text:c="12"/></text:span><text:span text:style-name="T333">Console</text:span><text:span text:style-name="T334">.WriteLine(emailWithAttachment.AddAttachment(</text:span><text:span text:style-name="T335">"Image"</text:span><text:span text:style-name="T336">));</text:span></text:p>
      <text:p text:style-name="P337"/>
      <text:p text:style-name="P338"><text:span text:style-name="T339"><text:s text:c="12"/></text:span><text:span text:style-name="T340">Console</text:span><text:span text:style-name="T341">.ReadLine();</text:span></text:p>
      <text:p text:style-name="P342"><text:s text:c="8"/>}</text:p>
      <text:p text:style-name="P343"><text:s text:c="4"/>}</text:p>
      <text:p text:style-name="Normal"><text:span text:style-name="T344">}</text:span></text:p>
      <text:p text:style-name="P3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4625in"/>
          <style:tab-stop style:type="right" style:position="6.925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4625in"/>
          <style:tab-stop style:type="right" style:position="6.925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rb</meta:initial-creator>
    <dc:creator>rb</dc:creator>
    <meta:creation-date>2016-05-16T12:42:00Z</meta:creation-date>
    <dc:date>2016-05-16T13:03:00Z</dc:date>
    <meta:template xlink:href="Normal.dotm" xlink:type="simple"/>
    <meta:editing-cycles>6</meta:editing-cycles>
    <meta:editing-duration>PT480S</meta:editing-duration>
    <meta:document-statistic meta:page-count="2" meta:paragraph-count="5" meta:word-count="410" meta:character-count="2747" meta:row-count="19" meta:non-whitespace-character-count="2342"/>
  </office:meta>
</office:document-meta>
</file>